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2cm" draw:marker-end-width="0.322cm" draw:fill="none" loext:fill-use-slide-background="false" draw:textarea-horizontal-align="justify" draw:textarea-vertical-align="middle" draw:auto-grow-height="false" fo:min-height="1.015cm" fo:min-width="0.765cm" fo:padding-top="0.166cm" fo:padding-bottom="0.166cm" fo:padding-left="0.291cm" fo:padding-right="0.29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objectwithoutfill">
      <style:graphic-properties svg:stroke-width="0.106cm" svg:stroke-color="#999999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666666" draw:marker-start-width="0.359cm" draw:marker-end-width="0.359cm" draw:fill="none" loext:fill-use-slide-background="false" draw:textarea-horizontal-align="justify" draw:textarea-vertical-align="middle" draw:auto-grow-height="false" fo:min-height="1.725cm" fo:min-width="1.71cm" fo:padding-top="0.178cm" fo:padding-bottom="0.178cm" fo:padding-left="0.303cm" fo:padding-right="0.303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666666" draw:marker-start-width="0.359cm" draw:marker-end-width="0.359cm" draw:fill="none" loext:fill-use-slide-background="false" draw:textarea-horizontal-align="justify" draw:textarea-vertical-align="middle" draw:auto-grow-height="false" fo:min-height="1.725cm" fo:min-width="2.448cm" fo:padding-top="0.178cm" fo:padding-bottom="0.178cm" fo:padding-left="0.303cm" fo:padding-right="0.303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style:font-name="Linux Biolinum O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Linux Biolinum O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905cm" svg:x="3.288cm" svg:y="0.34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905cm" svg:height="1.905cm" svg:x="9.288cm" svg:y="0.34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905cm" svg:height="1.905cm" svg:x="15.288cm" svg:y="0.34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905cm" svg:height="1.905cm" svg:x="21.288cm" svg:y="0.34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54cm" svg:height="0.962cm" svg:x="2.953cm" svg:y="2.181cm">
          <draw:text-box>
            <text:p text:style-name="P3">10/25</text:p>
          </draw:text-box>
        </draw:frame>
        <draw:frame draw:style-name="gr2" draw:text-style-name="P4" draw:layer="layout" svg:width="2.54cm" svg:height="0.962cm" svg:x="8.953cm" svg:y="2.181cm">
          <draw:text-box>
            <text:p text:style-name="P3">03/26</text:p>
          </draw:text-box>
        </draw:frame>
        <draw:frame draw:style-name="gr2" draw:text-style-name="P4" draw:layer="layout" svg:width="2.54cm" svg:height="0.962cm" svg:x="14.953cm" svg:y="2.181cm">
          <draw:text-box>
            <text:p text:style-name="P3">10/26</text:p>
          </draw:text-box>
        </draw:frame>
        <draw:frame draw:style-name="gr2" draw:text-style-name="P4" draw:layer="layout" svg:width="2.54cm" svg:height="1.673cm" svg:x="20.953cm" svg:y="2.181cm">
          <draw:text-box>
            <text:p text:style-name="P3">Winter</text:p>
            <text:p text:style-name="P3">26/27</text:p>
          </draw:text-box>
        </draw:frame>
        <draw:line draw:style-name="gr3" draw:text-style-name="P5" draw:layer="layout" svg:x1="4.223cm" svg:y1="3.751cm" svg:x2="4.223cm" svg:y2="5.021cm">
          <text:p/>
        </draw:line>
        <draw:line draw:style-name="gr3" draw:text-style-name="P5" draw:layer="layout" svg:x1="10.223cm" svg:y1="3.751cm" svg:x2="10.223cm" svg:y2="5.021cm">
          <text:p/>
        </draw:line>
        <draw:line draw:style-name="gr3" draw:text-style-name="P5" draw:layer="layout" svg:x1="16.223cm" svg:y1="3.751cm" svg:x2="16.223cm" svg:y2="5.021cm">
          <text:p/>
        </draw:line>
        <draw:line draw:style-name="gr3" draw:text-style-name="P5" draw:layer="layout" svg:x1="22.223cm" svg:y1="3.751cm" svg:x2="22.223cm" svg:y2="5.021cm">
          <text:p/>
        </draw:line>
        <draw:line draw:style-name="gr4" draw:text-style-name="P5" draw:layer="layout" svg:x1="4.223cm" svg:y1="4.351cm" svg:x2="10.273cm" svg:y2="4.351cm">
          <text:p/>
        </draw:line>
        <draw:line draw:style-name="gr4" draw:text-style-name="P5" draw:layer="layout" svg:x1="10.197cm" svg:y1="4.351cm" svg:x2="16.247cm" svg:y2="4.351cm">
          <text:p/>
        </draw:line>
        <draw:line draw:style-name="gr4" draw:text-style-name="P5" draw:layer="layout" svg:x1="16.171cm" svg:y1="4.351cm" svg:x2="22.221cm" svg:y2="4.351cm">
          <text:p/>
        </draw:line>
        <draw:frame draw:style-name="gr5" draw:text-style-name="P6" draw:layer="layout" svg:width="2.84cm" svg:height="1.905cm" svg:x="0.213cm" svg:y="0.841cm">
          <draw:text-box>
            <text:p text:style-name="P1"><text:span text:style-name="T2">Mile-</text:span></text:p>
            <text:p text:style-name="P1"><text:span text:style-name="T2">stones:</text:span></text:p>
          </draw:text-box>
        </draw:frame>
        <draw:frame draw:style-name="gr6" draw:text-style-name="P8" draw:layer="layout" svg:width="3.81cm" svg:height="1.505cm" svg:x="5.193cm" svg:y="2.881cm">
          <draw:text-box>
            <text:p text:style-name="P7"><text:span text:style-name="T3">Microchip</text:span></text:p>
            <text:p text:style-name="P7"><text:span text:style-name="T3">design</text:span></text:p>
          </draw:text-box>
        </draw:frame>
        <draw:frame draw:style-name="gr6" draw:text-style-name="P8" draw:layer="layout" svg:width="3.81cm" svg:height="1.505cm" svg:x="11.193cm" svg:y="2.882cm">
          <draw:text-box>
            <text:p text:style-name="P7"><text:span text:style-name="T3">Microchip</text:span></text:p>
            <text:p text:style-name="P7"><text:span text:style-name="T3">production</text:span></text:p>
          </draw:text-box>
        </draw:frame>
        <draw:frame draw:style-name="gr6" draw:text-style-name="P8" draw:layer="layout" svg:width="3.81cm" svg:height="1.505cm" svg:x="17.193cm" svg:y="2.883cm">
          <draw:text-box>
            <text:p text:style-name="P7"><text:span text:style-name="T3">Doorlock</text:span></text:p>
            <text:p text:style-name="P7"><text:span text:style-name="T3">integration</text:span></text:p>
          </draw:text-box>
        </draw:frame>
        <draw:custom-shape draw:style-name="gr7" draw:text-style-name="P5" draw:layer="layout" svg:width="2.54cm" svg:height="2.305cm" svg:x="2.963cm" svg:y="5.021cm">
          <text:p text:style-name="P3">LAYR</text:p>
          <text:p text:style-name="P3">Start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7" draw:text-style-name="P5" draw:layer="layout" svg:width="2.54cm" svg:height="2.305cm" svg:x="8.964cm" svg:y="5.021cm">
          <text:p text:style-name="P3">Tapeout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7" draw:text-style-name="P5" draw:layer="layout" svg:width="2.54cm" svg:height="2.305cm" svg:x="14.965cm" svg:y="5.021cm">
          <text:p text:style-name="P3">Chips</text:p>
          <text:p text:style-name="P3">ready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8" draw:text-style-name="P5" draw:layer="layout" svg:width="3.278cm" svg:height="2.305cm" svg:x="20.58cm" svg:y="5.021cm">
          <text:p text:style-name="P3">Battle of the teams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38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09:13:35.774270068</meta:creation-date>
    <dc:date>2025-10-06T09:15:03.813888356</dc:date>
    <meta:editing-duration>PT1M28S</meta:editing-duration>
    <meta:editing-cycles>1</meta:editing-cycles>
    <meta:generator>LibreOffice/24.2.7.2$Linux_X86_64 LibreOffice_project/420$Build-2</meta:generator>
    <meta:document-statistic meta:object-count="23"/>
  </office:meta>
</office:document-meta>
</file>